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8">
            <text:p>8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1">
            <text:p>11</text:p>
          </table:table-cell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float" office:value="4">
            <text:p>4</text:p>
          </table:table-cell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formula="of:=[.B114]-[.C1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7">
            <text:p>7</text:p>
          </table:table-cell>
          <table:table-cell table:formula="of:=[.B115]-[.C1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table:formula="of:=[.B116]-[.C1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5">
            <text:p>5</text:p>
          </table:table-cell>
          <table:table-cell table:formula="of:=[.B117]-[.C1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4">
            <text:p>4</text:p>
          </table:table-cell>
          <table:table-cell table:formula="of:=[.B118]-[.C1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formula="of:=[.B119]-[.C1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formula="of:=[.B120]-[.C1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formula="of:=[.B121]-[.C1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formula="of:=[.B122]-[.C1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formula="of:=[.B123]-[.C1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23])" office:value-type="float" office:value="829">
            <text:p>829</text:p>
          </table:table-cell>
          <table:table-cell table:formula="of:=SUM([.C3:.C123])" office:value-type="float" office:value="829">
            <text:p>829</text:p>
          </table:table-cell>
          <table:table-cell table:formula="of:=SUM([.D3:.D123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11-03T20:12:20</dc:date>
    <meta:editing-duration>P14DT12H14M31S</meta:editing-duration>
    <meta:editing-cycles>1841</meta:editing-cycles>
    <meta:generator>LibreOffice/3.5$Linux_X86_64 LibreOffice_project/350m1$Build-2</meta:generator>
    <dc:creator>tristram </dc:creator>
    <meta:document-statistic meta:table-count="1" meta:cell-count="495" meta:object-count="0"/>
  </office:meta>
</office:document-meta>
</file>